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P2" style:family="paragraph" style:parent-style-name="Standard">
      <style:text-properties officeooo:rsid="0006d7f5" officeooo:paragraph-rsid="0006d7f5"/>
    </style:style>
    <style:style style:name="P3" style:family="paragraph" style:parent-style-name="Standard" style:list-style-name="L1">
      <style:text-properties officeooo:rsid="0006d7f5" officeooo:paragraph-rsid="0006d7f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1 Overview</text:p>
      <text:list xml:id="list4138451254944297430" text:style-name="L1">
        <text:list-item>
          <text:p text:style-name="P3">What are the safety and liveness conditions for Leader Election?</text:p>
        </text:list-item>
        <text:list-item>
          <text:p text:style-name="P3">why is Leader Election hard?</text:p>
        </text:list-item>
        <text:list-item>
          <text:p text:style-name="P3">How long does the Ring Election algorithm take to complete? </text:p>
        </text:list-item>
        <text:list-item>
          <text:p text:style-name="P3">How long does the Bully Election algorithm take to complete? </text:p>
        </text:list-item>
        <text:list-item>
          <text:p text:style-name="P3">How does Google Chubby use quorums for election? </text:p>
        </text:list-item>
        <text:list-item>
          <text:p text:style-name="P3">What are the safety and liveness conditions for Mutual Exclusion? </text:p>
        </text:list-item>
        <text:list-item>
          <text:p text:style-name="P3">How do semaphores work? </text:p>
        </text:list-item>
        <text:list-item>
          <text:p text:style-name="P3">How long does the Ring Mutual Exclusion algorithm take to complete? </text:p>
        </text:list-item>
        <text:list-item>
          <text:p text:style-name="P3">How long does the Ricart-Agrawala’s algorithm take to complete? </text:p>
        </text:list-item>
        <text:list-item>
          <text:p text:style-name="P3">Why is Maekawa’s algorithm “optimal”? </text:p>
        </text:list-item>
        <text:list-item>
          <text:p text:style-name="P3">How does Google Chubby use quorums for mutual exclusions? </text:p>
        </text:list-item>
      </text:list>
      <text:p text:style-name="P2"/>
      <text:p text:style-name="P2">More Resources – aws.amazon.com/training/intro_series/ for aws training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5:02:53.218720662</dc:date>
    <meta:editing-duration>PT6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2" meta:character-count="698" meta:non-whitespace-character-count="598"/>
  </office:meta>
</office:document-meta>
</file>